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7228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4.9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 style:data-style-name="N75">
      <style:table-cell-properties fo:background-color="#ffff99"/>
    </style:style>
    <style:style style:name="ce3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ffff99"/>
    </style:style>
    <style:style style:name="ce5" style:family="table-cell" style:parent-style-name="Default" style:data-style-name="N3">
      <style:table-cell-properties fo:background-color="#ffffc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ff00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background-color="#ccff00"/>
    </style:style>
    <style:style style:name="ce16" style:family="table-cell" style:parent-style-name="Default" style:data-style-name="N1">
      <style:table-cell-properties fo:background-color="#ff6600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Spotify Play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Number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2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thousand Spotify plays 🎶 for "{title}"! <text:s/>🎉 <text:s/>{tags}</text:p>
          </table:table-cell>
        </table:table-row>
        <table:table-row table:style-name="ro2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29]&gt;=[.A$1];[.G29]&lt;[.A$1]);TODAY()+[.F29]/[.A$1];&quot;&quot;)" office:value-type="date" office:date-value="2020-02-25T15:32:47.432699">
            <text:p>Feb 25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Spotify plays 🎶 for "{title}"! <text:s/>🎉 <text:s/>{tags}</text:p>
          </table:table-cell>
        </table:table-row>
        <table:table-row table:style-name="ro2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7]&gt;=[.A$1];[.G47]&lt;[.A$1]);TODAY()+[.F47]/[.A$1];&quot;&quot;)" office:value-type="date" office:date-value="2020-03-29T11:27:54.326987">
            <text:p>Mar 29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Spotify plays 🎶 for "{title}"! <text:s/>🎉 <text:s/>{tags}</text:p>
          </table:table-cell>
        </table:table-row>
        <table:table-row table:style-name="ro2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Spotify plays 🎶 for "{title}"! <text:s/>🎉 <text:s/>{tags}</text:p>
          </table:table-cell>
        </table:table-row>
        <table:table-row table:style-name="ro2">
          <table:table-cell table:formula="of:=IF(AND([.H49]&gt;=[.A$1];[.G49]&lt;[.A$1]);TODAY()+[.F49]/[.A$1];&quot;&quot;)" office:value-type="date" office:date-value="2020-05-04T22:55:48.653972">
            <text:p>May 4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0]&gt;=[.A$1];[.G50]&lt;[.A$1]);TODAY()+[.F50]/[.A$1];&quot;&quot;)" office:value-type="date" office:date-value="2020-06-10T10:23:42.980959">
            <text:p>Jun 10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1]&gt;=[.A$1];[.G51]&lt;[.A$1]);TODAY()+[.F51]/[.A$1];&quot;&quot;)" office:value-type="date" office:date-value="2020-07-16T21:51:37.307945">
            <text:p>Jul 16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2]&gt;=[.A$1];[.G52]&lt;[.A$1]);TODAY()+[.F52]/[.A$1];&quot;&quot;)" office:value-type="date" office:date-value="2020-08-22T09:19:31.634931">
            <text:p>Aug 22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3]&gt;=[.A$1];[.G53]&lt;[.A$1]);TODAY()+[.F53]/[.A$1];&quot;&quot;)" office:value-type="date" office:date-value="2020-09-27T20:47:25.961917">
            <text:p>Sep 27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4]&gt;=[.A$1];[.G54]&lt;[.A$1]);TODAY()+[.F54]/[.A$1];&quot;&quot;)" office:value-type="date" office:date-value="2020-11-03T08:15:20.288904">
            <text:p>Nov 3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5]&gt;=[.A$1];[.G55]&lt;[.A$1]);TODAY()+[.F55]/[.A$1];&quot;&quot;)" office:value-type="date" office:date-value="2020-12-09T19:43:14.61589">
            <text:p>Dec 9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6]&gt;=[.A$1];[.G56]&lt;[.A$1]);TODAY()+[.F56]/[.A$1];&quot;&quot;)" office:value-type="date" office:date-value="2021-01-15T07:11:08.942876">
            <text:p>Jan 15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7]&gt;=[.A$1];[.G57]&lt;[.A$1]);TODAY()+[.F57]/[.A$1];&quot;&quot;)" office:value-type="date" office:date-value="2021-02-20T18:39:03.269862">
            <text:p>Feb 20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8]&gt;=[.A$1];[.G58]&lt;[.A$1]);TODAY()+[.F58]/[.A$1];&quot;&quot;)" office:value-type="date" office:date-value="2022-02-20T13:18:06.539724">
            <text:p>Feb 20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9]&gt;=[.A$1];[.G59]&lt;[.A$1]);TODAY()+[.F59]/[.A$1];&quot;&quot;)" office:value-type="date" office:date-value="2023-02-20T07:57:09.809586">
            <text:p>Feb 20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0]&gt;=[.A$1];[.G60]&lt;[.A$1]);TODAY()+[.F60]/[.A$1];&quot;&quot;)" office:value-type="date" office:date-value="2024-02-20T02:36:13.079449">
            <text:p>Feb 20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1]&gt;=[.A$1];[.G61]&lt;[.A$1]);TODAY()+[.F61]/[.A$1];&quot;&quot;)" office:value-type="date" office:date-value="2025-02-18T21:15:16.349311">
            <text:p>Feb 18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2]&gt;=[.A$1];[.G62]&lt;[.A$1]);TODAY()+[.F62]/[.A$1];&quot;&quot;)" office:value-type="date" office:date-value="2026-02-18T15:54:19.619173">
            <text:p>Feb 18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3]&gt;=[.A$1];[.G63]&lt;[.A$1]);TODAY()+[.F63]/[.A$1];&quot;&quot;)" office:value-type="date" office:date-value="2027-02-18T10:33:22.889035">
            <text:p>Feb 18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4]&gt;=[.A$1];[.G64]&lt;[.A$1]);TODAY()+[.F64]/[.A$1];&quot;&quot;)" office:value-type="date" office:date-value="2028-02-18T05:12:26.158897">
            <text:p>Feb 18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5]&gt;=[.A$1];[.G65]&lt;[.A$1]);TODAY()+[.F65]/[.A$1];&quot;&quot;)" office:value-type="date" office:date-value="2029-02-16T23:51:29.428759">
            <text:p>Feb 16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8]&gt;=[.A$1];[.G68]&lt;[.A$1]);TODAY()+[.F68]/[.A$1];&quot;&quot;)" office:value-type="date" office:date-value="2029-12-05T19:34:44.044648">
            <text:p>Dec 5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9]&gt;=[.A$1];[.G69]&lt;[.A$1]);TODAY()+[.F69]/[.A$1];&quot;&quot;)" office:value-type="date" office:date-value="2030-01-11T07:02:38.371635">
            <text:p>Jan 11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0]&gt;=[.A$1];[.G70]&lt;[.A$1]);TODAY()+[.F70]/[.A$1];&quot;&quot;)" office:value-type="date" office:date-value="2030-01-29T12:46:35.535128">
            <text:p>Jan 29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1]&gt;=[.A$1];[.G71]&lt;[.A$1]);TODAY()+[.F71]/[.A$1];&quot;&quot;)" office:value-type="date" office:date-value="2030-02-05T19:52:10.400525">
            <text:p>Feb 5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2]&gt;=[.A$1];[.G72]&lt;[.A$1]);TODAY()+[.F72]/[.A$1];&quot;&quot;)" office:value-type="date" office:date-value="2030-02-09T11:24:57.833224">
            <text:p>Feb 9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3]&gt;=[.A$1];[.G73]&lt;[.A$1]);TODAY()+[.F73]/[.A$1];&quot;&quot;)" office:value-type="date" office:date-value="2030-02-13T02:57:45.265923">
            <text:p>Feb 13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4]&gt;=[.A$1];[.G74]&lt;[.A$1]);TODAY()+[.F74]/[.A$1];&quot;&quot;)" office:value-type="date" office:date-value="2030-02-16T18:30:32.698621">
            <text:p>Feb 16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Spotify plays 🎶 for "{title}"! <text:s/>🎉 <text:s/>{tags}</text:p>
          </table:table-cell>
        </table:table-row>
        <table:table-row table:style-name="ro2">
          <table:table-cell table:formula="of:=IF(AND([.H75]&gt;=[.A$1];[.G75]&lt;[.A$1]);TODAY()+[.F75]/[.A$1];&quot;&quot;)" office:value-type="date" office:date-value="2040-02-12T13:01:05.397242">
            <text:p>Feb 12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6]&gt;=[.A$1];[.G76]&lt;[.A$1]);TODAY()+[.F76]/[.A$1];&quot;&quot;)" office:value-type="date" office:date-value="2045-02-09T10:16:21.746553">
            <text:p>Feb 9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7]&gt;=[.A$1];[.G77]&lt;[.A$1]);TODAY()+[.F77]/[.A$1];&quot;&quot;)" office:value-type="date" office:date-value="2050-02-07T07:31:38.095863">
            <text:p>Feb 7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8]&gt;=[.A$1];[.G78]&lt;[.A$1]);TODAY()+[.F78]/[.A$1];&quot;&quot;)" office:value-type="date" office:date-value="2060-02-03T02:02:10.794485">
            <text:p>Feb 3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9]&gt;=[.A$1];[.G79]&lt;[.A$1]);TODAY()+[.F79]/[.A$1];&quot;&quot;)" office:value-type="date" office:date-value="2070-01-28T20:32:43.493106">
            <text:p>Jan 28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Spotify for "{title}"! <text:s/>🎉 <text:s/>{tags}</text:p>
          </table:table-cell>
        </table:table-row>
        <table:table-row table:style-name="ro2">
          <table:table-cell table:formula="of:=IF(AND([.H80]&gt;=[.A$1];[.G80]&lt;[.A$1]);TODAY()+[.F80]/[.A$1];&quot;&quot;)" office:value-type="date" office:date-value="2080-01-24T15:03:16.191727">
            <text:p>Jan 24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1]&gt;=[.A$1];[.G81]&lt;[.A$1]);TODAY()+[.F81]/[.A$1];&quot;&quot;)" office:value-type="date" office:date-value="2090-01-19T09:33:48.890348">
            <text:p>Jan 19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2]&gt;=[.A$1];[.G82]&lt;[.A$1]);TODAY()+[.F82]/[.A$1];&quot;&quot;)" office:value-type="date" office:date-value="2095-01-17T06:49:05.239659">
            <text:p>Jan 17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3]&gt;=[.A$1];[.G83]&lt;[.A$1]);TODAY()+[.F83]/[.A$1];&quot;&quot;)" office:value-type="date" office:date-value="2100-01-15T04:04:21.58897">
            <text:p>Jan 15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4]&gt;=[.A$1];[.G84]&lt;[.A$1]);TODAY()+[.F84]/[.A$1];&quot;&quot;)" office:value-type="date" office:date-value="2110-01-10T22:34:54.287591">
            <text:p>Jan 10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0]&gt;=[.A$1];[.G90]&lt;[.A$1]);TODAY()+[.F90]/[.A$1];&quot;&quot;)" office:value-type="date" office:date-value="2119-09-19T06:41:44.005252">
            <text:p>Sep 19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1]&gt;=[.A$1];[.G91]&lt;[.A$1]);TODAY()+[.F91]/[.A$1];&quot;&quot;)" office:value-type="date" office:date-value="2119-10-25T18:09:38.332238">
            <text:p>Oct 25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2]&gt;=[.A$1];[.G92]&lt;[.A$1]);TODAY()+[.F92]/[.A$1];&quot;&quot;)" office:value-type="date" office:date-value="2119-12-01T05:37:32.659225">
            <text:p>Dec 1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3]&gt;=[.A$1];[.G93]&lt;[.A$1]);TODAY()+[.F93]/[.A$1];&quot;&quot;)" office:value-type="date" office:date-value="2120-01-06T17:05:26.986211">
            <text:p>Jan 6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plays 🎶 on Spotify for "{title}"! <text:s/>🎉 <text:s/>{tags}</text:p>
          </table:table-cell>
        </table:table-row>
        <table:table-row table:style-name="ro2">
          <table:table-cell table:formula="of:=IF(AND([.H94]&gt;=[.A$1];[.G94]&lt;[.A$1]);TODAY()+[.F94]/[.A$1];&quot;&quot;)" office:value-type="date" office:date-value="2219-11-21T10:10:53.97242">
            <text:p>Nov 21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plays 🎶 on Spotify for "{title}"!</text:p>
          </table:table-cell>
        </table:table-row>
        <table:table-row table:style-name="ro2" table:number-rows-repeated="104848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witter Follower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<text:s/>🎉 <text:s/>We are at one thousand Twitter followers 🐦 for {title}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2-25T15:32:47.432699">
            <text:p>Feb 25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<text:s/>🎉 <text:s/>We have zoomed past one hundred thousand Twitter followers 🐦 for {title}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3-29T11:27:54.326987">
            <text:p>Mar 29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<text:s/>🎉 <text:s/>We are at one million Twitter followers 🐦 for {title}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<text:s/>🎉 <text:s/>We have zoomed past one million Twitter followers 🐦 for {title}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04T22:55:48.653972">
            <text:p>May 4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0T10:23:42.980959">
            <text:p>Jun 10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16T21:51:37.307945">
            <text:p>Jul 16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2T09:19:31.634931">
            <text:p>Aug 22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09-27T20:47:25.961917">
            <text:p>Sep 27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3T08:15:20.288904">
            <text:p>Nov 3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09T19:43:14.61589">
            <text:p>Dec 9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15T07:11:08.942876">
            <text:p>Jan 15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20T18:39:03.269862">
            <text:p>Feb 20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20T13:18:06.539724">
            <text:p>Feb 20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20T07:57:09.809586">
            <text:p>Feb 20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20T02:36:13.079449">
            <text:p>Feb 20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18T21:15:16.349311">
            <text:p>Feb 18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18T15:54:19.619173">
            <text:p>Feb 18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18T10:33:22.889035">
            <text:p>Feb 18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18T05:12:26.158897">
            <text:p>Feb 18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16T23:51:29.428759">
            <text:p>Feb 16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05T19:34:44.044648">
            <text:p>Dec 5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11T07:02:38.371635">
            <text:p>Jan 11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1-29T12:46:35.535128">
            <text:p>Jan 29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05T19:52:10.400525">
            <text:p>Feb 5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09T11:24:57.833224">
            <text:p>Feb 9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3T02:57:45.265923">
            <text:p>Feb 13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16T18:30:32.698621">
            <text:p>Feb 16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<text:s/>🎉 <text:s/>We are at one hundred million Twitter followers 🐦 for {title}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12T13:01:05.397242">
            <text:p>Feb 12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09T10:16:21.746553">
            <text:p>Feb 9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07T07:31:38.095863">
            <text:p>Feb 7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2-03T02:02:10.794485">
            <text:p>Feb 3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1-28T20:32:43.493106">
            <text:p>Jan 28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<text:s/>🎉 <text:s/>Half a billion followers 🐦 on Twitter for {title}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24T15:03:16.191727">
            <text:p>Jan 24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19T09:33:48.890348">
            <text:p>Jan 19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17T06:49:05.239659">
            <text:p>Jan 17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15T04:04:21.58897">
            <text:p>Jan 15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10T22:34:54.287591">
            <text:p>Jan 10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19T06:41:44.005252">
            <text:p>Sep 19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25T18:09:38.332238">
            <text:p>Oct 25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2-01T05:37:32.659225">
            <text:p>Dec 1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06T17:05:26.986211">
            <text:p>Jan 6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<text:s/>🎉 <text:s/>One billion followers 🐦 on Twitter for {title}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21T10:10:53.97242">
            <text:p>Nov 21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followers 🐦 on Twitter for {title}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YouTube Like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thousand YouTube likes 👍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2-25T15:32:47.432699">
            <text:p>Feb 25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YouTube likes 👍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3-29T11:27:54.326987">
            <text:p>Mar 29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YouTube likes 👍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YouTube likes 👍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04T22:55:48.653972">
            <text:p>May 4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0T10:23:42.980959">
            <text:p>Jun 10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16T21:51:37.307945">
            <text:p>Jul 16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2T09:19:31.634931">
            <text:p>Aug 22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09-27T20:47:25.961917">
            <text:p>Sep 27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3T08:15:20.288904">
            <text:p>Nov 3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09T19:43:14.61589">
            <text:p>Dec 9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15T07:11:08.942876">
            <text:p>Jan 15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20T18:39:03.269862">
            <text:p>Feb 20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20T13:18:06.539724">
            <text:p>Feb 20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20T07:57:09.809586">
            <text:p>Feb 20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20T02:36:13.079449">
            <text:p>Feb 20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18T21:15:16.349311">
            <text:p>Feb 18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18T15:54:19.619173">
            <text:p>Feb 18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18T10:33:22.889035">
            <text:p>Feb 18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18T05:12:26.158897">
            <text:p>Feb 18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16T23:51:29.428759">
            <text:p>Feb 16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05T19:34:44.044648">
            <text:p>Dec 5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11T07:02:38.371635">
            <text:p>Jan 11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1-29T12:46:35.535128">
            <text:p>Jan 29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05T19:52:10.400525">
            <text:p>Feb 5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09T11:24:57.833224">
            <text:p>Feb 9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3T02:57:45.265923">
            <text:p>Feb 13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16T18:30:32.698621">
            <text:p>Feb 16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YouTube likes 👍 for "{title}"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12T13:01:05.397242">
            <text:p>Feb 12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09T10:16:21.746553">
            <text:p>Feb 9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07T07:31:38.095863">
            <text:p>Feb 7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2-03T02:02:10.794485">
            <text:p>Feb 3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1-28T20:32:43.493106">
            <text:p>Jan 28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likes 👍 on YouTube for "{title}"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24T15:03:16.191727">
            <text:p>Jan 24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19T09:33:48.890348">
            <text:p>Jan 19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17T06:49:05.239659">
            <text:p>Jan 17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15T04:04:21.58897">
            <text:p>Jan 15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10T22:34:54.287591">
            <text:p>Jan 10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19T06:41:44.005252">
            <text:p>Sep 19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25T18:09:38.332238">
            <text:p>Oct 25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2-01T05:37:32.659225">
            <text:p>Dec 1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06T17:05:26.986211">
            <text:p>Jan 6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likes 👍 on YouTube for "{title}"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21T10:10:53.97242">
            <text:p>Nov 21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likes 👍 on YouTube for "{title}"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YouTube View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1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0" office:value-type="float" office:value="18000">
            <text:p>18000</text:p>
          </table:table-cell>
          <table:table-cell table:style-name="ce11" office:value-type="string">
            <text:p>Displayed</text:p>
          </table:table-cell>
          <table:table-cell table:style-name="ce12"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table:style-name="ce13" office:value-type="string">
            <text:p>Count</text:p>
          </table:table-cell>
          <table:table-cell table:style-name="ce17" office:value-type="string">
            <text:p>Min Delta</text:p>
          </table:table-cell>
          <table:table-cell table:style-name="ce17" office:value-type="string">
            <text:p>Max Delta</text:p>
          </table:table-cell>
          <table:table-cell table:style-name="ce6" office:value-type="string">
            <text:p>Template</text:p>
          </table:table-cell>
          <table:table-cell table:style-name="ce6" table:number-columns-repeated="1013"/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views 👁️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️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6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thousand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28]&gt;=[.A$1];[.G28]&lt;[.A$1]);TODAY()+[.F28]/[.A$1];&quot;&quot;)" office:value-type="date" office:date-value="2020-02-27T13:20:00">
            <text:p>Feb 27, 2020</text:p>
          </table:table-cell>
          <table:table-cell table:formula="of:=IF([.A28]=&quot;&quot;;&quot;&quot;;[.$F28]+[.A$1]/3)" office:value-type="float" office:value="106000">
            <text:p>106,000</text:p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29]&gt;=[.A$1];[.G29]&lt;[.A$1]);TODAY()+[.F29]/[.A$1];&quot;&quot;)">
            <text:p/>
          </table:table-cell>
          <table:table-cell table:formula="of:=IF([.A29]=&quot;&quot;;&quot;&quot;;[.$F29]+[.A$1]/3)">
            <text:p/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6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4]&gt;=[.A$1];[.G34]&lt;[.A$1]);TODAY()+[.F34]/[.A$1];&quot;&quot;)" office:value-type="date" office:date-value="2020-03-20T18:40:00">
            <text:p>Mar 20, 2020</text:p>
          </table:table-cell>
          <table:table-cell table:formula="of:=IF([.A34]=&quot;&quot;;&quot;&quot;;[.$F34]+[.A$1]/3)" office:value-type="float" office:value="506000">
            <text:p>506,000</text:p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7]&gt;=[.A$1];[.G47]&lt;[.A$1]);TODAY()+[.F47]/[.A$1];&quot;&quot;)" office:value-type="date" office:date-value="2020-04-17T13:20:00">
            <text:p>Apr 17, 2020</text:p>
          </table:table-cell>
          <table:table-cell table:formula="of:=IF([.A47]=&quot;&quot;;&quot;&quot;;[.$F47]+[.A$1]/3)" office:value-type="float" office:value="1006000">
            <text:p>1,006,000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6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49]&gt;=[.A$1];[.G49]&lt;[.A$1]);TODAY()+[.F49]/[.A$1];&quot;&quot;)" office:value-type="date" office:date-value="2020-06-12T02:40:00">
            <text:p>Jun 12, 2020</text:p>
          </table:table-cell>
          <table:table-cell table:formula="of:=IF([.A49]=&quot;&quot;;&quot;&quot;;[.$F49]+[.A$1]/3)" office:value-type="float" office:value="2006000">
            <text:p>2,006,000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0]&gt;=[.A$1];[.G50]&lt;[.A$1]);TODAY()+[.F50]/[.A$1];&quot;&quot;)" office:value-type="date" office:date-value="2020-08-06T16:00:00">
            <text:p>Aug 6, 2020</text:p>
          </table:table-cell>
          <table:table-cell table:formula="of:=IF([.A50]=&quot;&quot;;&quot;&quot;;[.$F50]+[.A$1]/3)" office:value-type="float" office:value="3006000">
            <text:p>3,006,000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1]&gt;=[.A$1];[.G51]&lt;[.A$1]);TODAY()+[.F51]/[.A$1];&quot;&quot;)" office:value-type="date" office:date-value="2020-10-01T05:20:00">
            <text:p>Oct 1, 2020</text:p>
          </table:table-cell>
          <table:table-cell table:formula="of:=IF([.A51]=&quot;&quot;;&quot;&quot;;[.$F51]+[.A$1]/3)" office:value-type="float" office:value="4006000">
            <text:p>4,006,000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2]&gt;=[.A$1];[.G52]&lt;[.A$1]);TODAY()+[.F52]/[.A$1];&quot;&quot;)" office:value-type="date" office:date-value="2020-11-25T18:40:00">
            <text:p>Nov 25, 2020</text:p>
          </table:table-cell>
          <table:table-cell table:formula="of:=IF([.A52]=&quot;&quot;;&quot;&quot;;[.$F52]+[.A$1]/3)" office:value-type="float" office:value="5006000">
            <text:p>5,006,000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3]&gt;=[.A$1];[.G53]&lt;[.A$1]);TODAY()+[.F53]/[.A$1];&quot;&quot;)" office:value-type="date" office:date-value="2021-01-20T08:00:00">
            <text:p>Jan 20, 2021</text:p>
          </table:table-cell>
          <table:table-cell table:formula="of:=IF([.A53]=&quot;&quot;;&quot;&quot;;[.$F53]+[.A$1]/3)" office:value-type="float" office:value="6006000">
            <text:p>6,006,000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4]&gt;=[.A$1];[.G54]&lt;[.A$1]);TODAY()+[.F54]/[.A$1];&quot;&quot;)" office:value-type="date" office:date-value="2021-03-16T21:20:00">
            <text:p>Mar 16, 2021</text:p>
          </table:table-cell>
          <table:table-cell table:formula="of:=IF([.A54]=&quot;&quot;;&quot;&quot;;[.$F54]+[.A$1]/3)" office:value-type="float" office:value="7006000">
            <text:p>7,006,000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5]&gt;=[.A$1];[.G55]&lt;[.A$1]);TODAY()+[.F55]/[.A$1];&quot;&quot;)" office:value-type="date" office:date-value="2021-05-11T10:40:00">
            <text:p>May 11, 2021</text:p>
          </table:table-cell>
          <table:table-cell table:formula="of:=IF([.A55]=&quot;&quot;;&quot;&quot;;[.$F55]+[.A$1]/3)" office:value-type="float" office:value="8006000">
            <text:p>8,006,000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6]&gt;=[.A$1];[.G56]&lt;[.A$1]);TODAY()+[.F56]/[.A$1];&quot;&quot;)" office:value-type="date" office:date-value="2021-07-06">
            <text:p>Jul 6, 2021</text:p>
          </table:table-cell>
          <table:table-cell table:formula="of:=IF([.A56]=&quot;&quot;;&quot;&quot;;[.$F56]+[.A$1]/3)" office:value-type="float" office:value="9006000">
            <text:p>9,006,000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7]&gt;=[.A$1];[.G57]&lt;[.A$1]);TODAY()+[.F57]/[.A$1];&quot;&quot;)" office:value-type="date" office:date-value="2021-08-30T13:20:00">
            <text:p>Aug 30, 2021</text:p>
          </table:table-cell>
          <table:table-cell table:formula="of:=IF([.A57]=&quot;&quot;;&quot;&quot;;[.$F57]+[.A$1]/3)" office:value-type="float" office:value="10006000">
            <text:p>10,006,000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8]&gt;=[.A$1];[.G58]&lt;[.A$1]);TODAY()+[.F58]/[.A$1];&quot;&quot;)" office:value-type="date" office:date-value="2023-03-09T02:40:00">
            <text:p>Mar 9, 2023</text:p>
          </table:table-cell>
          <table:table-cell table:formula="of:=IF([.A58]=&quot;&quot;;&quot;&quot;;[.$F58]+[.A$1]/3)" office:value-type="float" office:value="20006000">
            <text:p>20,006,000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9]&gt;=[.A$1];[.G59]&lt;[.A$1]);TODAY()+[.F59]/[.A$1];&quot;&quot;)" office:value-type="date" office:date-value="2024-09-14T16:00:00">
            <text:p>Sep 14, 2024</text:p>
          </table:table-cell>
          <table:table-cell table:formula="of:=IF([.A59]=&quot;&quot;;&quot;&quot;;[.$F59]+[.A$1]/3)" office:value-type="float" office:value="30006000">
            <text:p>30,006,000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0]&gt;=[.A$1];[.G60]&lt;[.A$1]);TODAY()+[.F60]/[.A$1];&quot;&quot;)" office:value-type="date" office:date-value="2026-03-24T05:20:00">
            <text:p>Mar 24, 2026</text:p>
          </table:table-cell>
          <table:table-cell table:formula="of:=IF([.A60]=&quot;&quot;;&quot;&quot;;[.$F60]+[.A$1]/3)" office:value-type="float" office:value="40006000">
            <text:p>40,006,000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1]&gt;=[.A$1];[.G61]&lt;[.A$1]);TODAY()+[.F61]/[.A$1];&quot;&quot;)" office:value-type="date" office:date-value="2027-09-30T18:40:00">
            <text:p>Sep 30, 2027</text:p>
          </table:table-cell>
          <table:table-cell table:formula="of:=IF([.A61]=&quot;&quot;;&quot;&quot;;[.$F61]+[.A$1]/3)" office:value-type="float" office:value="50006000">
            <text:p>50,006,000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2]&gt;=[.A$1];[.G62]&lt;[.A$1]);TODAY()+[.F62]/[.A$1];&quot;&quot;)" office:value-type="date" office:date-value="2029-04-08T08:00:00">
            <text:p>Apr 8, 2029</text:p>
          </table:table-cell>
          <table:table-cell table:formula="of:=IF([.A62]=&quot;&quot;;&quot;&quot;;[.$F62]+[.A$1]/3)" office:value-type="float" office:value="60006000">
            <text:p>60,006,000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3]&gt;=[.A$1];[.G63]&lt;[.A$1]);TODAY()+[.F63]/[.A$1];&quot;&quot;)" office:value-type="date" office:date-value="2030-10-15T21:20:00">
            <text:p>Oct 15, 2030</text:p>
          </table:table-cell>
          <table:table-cell table:formula="of:=IF([.A63]=&quot;&quot;;&quot;&quot;;[.$F63]+[.A$1]/3)" office:value-type="float" office:value="70006000">
            <text:p>70,006,000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4]&gt;=[.A$1];[.G64]&lt;[.A$1]);TODAY()+[.F64]/[.A$1];&quot;&quot;)" office:value-type="date" office:date-value="2032-04-23T10:40:00">
            <text:p>Apr 23, 2032</text:p>
          </table:table-cell>
          <table:table-cell table:formula="of:=IF([.A64]=&quot;&quot;;&quot;&quot;;[.$F64]+[.A$1]/3)" office:value-type="float" office:value="80006000">
            <text:p>80,006,000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5]&gt;=[.A$1];[.G65]&lt;[.A$1]);TODAY()+[.F65]/[.A$1];&quot;&quot;)" office:value-type="date" office:date-value="2033-10-31">
            <text:p>Oct 31, 2033</text:p>
          </table:table-cell>
          <table:table-cell table:formula="of:=IF([.A65]=&quot;&quot;;&quot;&quot;;[.$F65]+[.A$1]/3)" office:value-type="float" office:value="90006000">
            <text:p>90,006,000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8]&gt;=[.A$1];[.G68]&lt;[.A$1]);TODAY()+[.F68]/[.A$1];&quot;&quot;)">
            <text:p/>
          </table:table-cell>
          <table:table-cell table:formula="of:=IF([.A68]=&quot;&quot;;&quot;&quot;;[.$F68]+[.A$1]/3)">
            <text:p/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9]&gt;=[.A$1];[.G69]&lt;[.A$1]);TODAY()+[.F69]/[.A$1];&quot;&quot;)" office:value-type="date" office:date-value="2035-03-15">
            <text:p>Mar 15, 2035</text:p>
          </table:table-cell>
          <table:table-cell table:formula="of:=IF([.A69]=&quot;&quot;;&quot;&quot;;[.$F69]+[.A$1]/3)" office:value-type="float" office:value="99006000">
            <text:p>99,006,000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0]&gt;=[.A$1];[.G70]&lt;[.A$1]);TODAY()+[.F70]/[.A$1];&quot;&quot;)" office:value-type="date" office:date-value="2035-04-11T18:40:00">
            <text:p>Apr 11, 2035</text:p>
          </table:table-cell>
          <table:table-cell table:formula="of:=IF([.A70]=&quot;&quot;;&quot;&quot;;[.$F70]+[.A$1]/3)" office:value-type="float" office:value="99506000">
            <text:p>99,506,000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1]&gt;=[.A$1];[.G71]&lt;[.A$1]);TODAY()+[.F71]/[.A$1];&quot;&quot;)" office:value-type="date" office:date-value="2035-04-22T21:20:00">
            <text:p>Apr 22, 2035</text:p>
          </table:table-cell>
          <table:table-cell table:formula="of:=IF([.A71]=&quot;&quot;;&quot;&quot;;[.$F71]+[.A$1]/3)" office:value-type="float" office:value="99706000">
            <text:p>99,706,000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2]&gt;=[.A$1];[.G72]&lt;[.A$1]);TODAY()+[.F72]/[.A$1];&quot;&quot;)" office:value-type="date" office:date-value="2035-04-28T10:40:00">
            <text:p>Apr 28, 2035</text:p>
          </table:table-cell>
          <table:table-cell table:formula="of:=IF([.A72]=&quot;&quot;;&quot;&quot;;[.$F72]+[.A$1]/3)" office:value-type="float" office:value="99806000">
            <text:p>99,806,000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3]&gt;=[.A$1];[.G73]&lt;[.A$1]);TODAY()+[.F73]/[.A$1];&quot;&quot;)" office:value-type="date" office:date-value="2035-05-04">
            <text:p>May 4, 2035</text:p>
          </table:table-cell>
          <table:table-cell table:formula="of:=IF([.A73]=&quot;&quot;;&quot;&quot;;[.$F73]+[.A$1]/3)" office:value-type="float" office:value="99906000">
            <text:p>99,906,000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4]&gt;=[.A$1];[.G74]&lt;[.A$1]);TODAY()+[.F74]/[.A$1];&quot;&quot;)" office:value-type="date" office:date-value="2035-05-09T13:20:00">
            <text:p>May 9, 2035</text:p>
          </table:table-cell>
          <table:table-cell table:formula="of:=IF([.A74]=&quot;&quot;;&quot;&quot;;[.$F74]+[.A$1]/3)" office:value-type="float" office:value="100006000">
            <text:p>100,006,000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75]&gt;=[.A$1];[.G75]&lt;[.A$1]);TODAY()+[.F75]/[.A$1];&quot;&quot;)" office:value-type="date" office:date-value="2050-07-25T02:40:00">
            <text:p>Jul 25, 2050</text:p>
          </table:table-cell>
          <table:table-cell table:formula="of:=IF([.A75]=&quot;&quot;;&quot;&quot;;[.$F75]+[.A$1]/3)" office:value-type="float" office:value="200006000">
            <text:p>200,006,000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6]&gt;=[.A$1];[.G76]&lt;[.A$1]);TODAY()+[.F76]/[.A$1];&quot;&quot;)" office:value-type="date" office:date-value="2058-03-02T21:20:00">
            <text:p>Mar 2, 2058</text:p>
          </table:table-cell>
          <table:table-cell table:formula="of:=IF([.A76]=&quot;&quot;;&quot;&quot;;[.$F76]+[.A$1]/3)" office:value-type="float" office:value="250006000">
            <text:p>250,006,000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7]&gt;=[.A$1];[.G77]&lt;[.A$1]);TODAY()+[.F77]/[.A$1];&quot;&quot;)" office:value-type="date" office:date-value="2065-10-09T16:00:00">
            <text:p>Oct 9, 2065</text:p>
          </table:table-cell>
          <table:table-cell table:formula="of:=IF([.A77]=&quot;&quot;;&quot;&quot;;[.$F77]+[.A$1]/3)" office:value-type="float" office:value="300006000">
            <text:p>300,006,000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8]&gt;=[.A$1];[.G78]&lt;[.A$1]);TODAY()+[.F78]/[.A$1];&quot;&quot;)" office:value-type="date" office:date-value="2080-12-25T05:20:00">
            <text:p>Dec 25, 2080</text:p>
          </table:table-cell>
          <table:table-cell table:formula="of:=IF([.A78]=&quot;&quot;;&quot;&quot;;[.$F78]+[.A$1]/3)" office:value-type="float" office:value="400006000">
            <text:p>400,006,000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9]&gt;=[.A$1];[.G79]&lt;[.A$1]);TODAY()+[.F79]/[.A$1];&quot;&quot;)" office:value-type="date" office:date-value="2096-03-11T18:40:00">
            <text:p>Mar 11, 2096</text:p>
          </table:table-cell>
          <table:table-cell table:formula="of:=IF([.A79]=&quot;&quot;;&quot;&quot;;[.$F79]+[.A$1]/3)" office:value-type="float" office:value="500006000">
            <text:p>500,006,000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YouTube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80]&gt;=[.A$1];[.G80]&lt;[.A$1]);TODAY()+[.F80]/[.A$1];&quot;&quot;)" office:value-type="date" office:date-value="2111-05-29T08:00:00.000001">
            <text:p>May 29, 2111</text:p>
          </table:table-cell>
          <table:table-cell table:formula="of:=IF([.A80]=&quot;&quot;;&quot;&quot;;[.$F80]+[.A$1]/3)" office:value-type="float" office:value="600006000">
            <text:p>600,006,000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1]&gt;=[.A$1];[.G81]&lt;[.A$1]);TODAY()+[.F81]/[.A$1];&quot;&quot;)" office:value-type="date" office:date-value="2126-08-13T21:20:00">
            <text:p>Aug 13, 2126</text:p>
          </table:table-cell>
          <table:table-cell table:formula="of:=IF([.A81]=&quot;&quot;;&quot;&quot;;[.$F81]+[.A$1]/3)" office:value-type="float" office:value="700006000">
            <text:p>700,006,000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2]&gt;=[.A$1];[.G82]&lt;[.A$1]);TODAY()+[.F82]/[.A$1];&quot;&quot;)" office:value-type="date" office:date-value="2134-03-22T15:59:59.999999">
            <text:p>Mar 22, 2134</text:p>
          </table:table-cell>
          <table:table-cell table:formula="of:=IF([.A82]=&quot;&quot;;&quot;&quot;;[.$F82]+[.A$1]/3)" office:value-type="float" office:value="750006000">
            <text:p>750,006,000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3]&gt;=[.A$1];[.G83]&lt;[.A$1]);TODAY()+[.F83]/[.A$1];&quot;&quot;)" office:value-type="date" office:date-value="2141-10-29T10:39:59.999999">
            <text:p>Oct 29, 2141</text:p>
          </table:table-cell>
          <table:table-cell table:formula="of:=IF([.A83]=&quot;&quot;;&quot;&quot;;[.$F83]+[.A$1]/3)" office:value-type="float" office:value="800006000">
            <text:p>800,006,000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4]&gt;=[.A$1];[.G84]&lt;[.A$1]);TODAY()+[.F84]/[.A$1];&quot;&quot;)" office:value-type="date" office:date-value="2157-01-14">
            <text:p>Jan 14, 2157</text:p>
          </table:table-cell>
          <table:table-cell table:formula="of:=IF([.A84]=&quot;&quot;;&quot;&quot;;[.$F84]+[.A$1]/3)" office:value-type="float" office:value="900006000">
            <text:p>900,006,000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0]&gt;=[.A$1];[.G90]&lt;[.A$1]);TODAY()+[.F90]/[.A$1];&quot;&quot;)" office:value-type="date" office:date-value="2171-10-16T21:20:00">
            <text:p>Oct 16, 2171</text:p>
          </table:table-cell>
          <table:table-cell table:formula="of:=IF([.A90]=&quot;&quot;;&quot;&quot;;[.$F90]+[.A$1]/3)" office:value-type="float" office:value="997006000">
            <text:p>997,006,000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1]&gt;=[.A$1];[.G91]&lt;[.A$1]);TODAY()+[.F91]/[.A$1];&quot;&quot;)" office:value-type="date" office:date-value="2171-12-11T10:39:59.999999">
            <text:p>Dec 11, 2171</text:p>
          </table:table-cell>
          <table:table-cell table:formula="of:=IF([.A91]=&quot;&quot;;&quot;&quot;;[.$F91]+[.A$1]/3)" office:value-type="float" office:value="998006000">
            <text:p>998,006,000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2]&gt;=[.A$1];[.G92]&lt;[.A$1]);TODAY()+[.F92]/[.A$1];&quot;&quot;)" office:value-type="date" office:date-value="2172-02-05">
            <text:p>Feb 5, 2172</text:p>
          </table:table-cell>
          <table:table-cell table:formula="of:=IF([.A92]=&quot;&quot;;&quot;&quot;;[.$F92]+[.A$1]/3)" office:value-type="float" office:value="999006000">
            <text:p>999,006,000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3]&gt;=[.A$1];[.G93]&lt;[.A$1]);TODAY()+[.F93]/[.A$1];&quot;&quot;)" office:value-type="date" office:date-value="2172-03-31T13:20:00.000001">
            <text:p>Mar 31, 2172</text:p>
          </table:table-cell>
          <table:table-cell table:formula="of:=IF([.A93]=&quot;&quot;;&quot;&quot;;[.$F93]+[.A$1]/3)" office:value-type="float" office:value="1000006000">
            <text:p>1,000,006,000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views 👁 on YouTube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94]&gt;=[.A$1];[.G94]&lt;[.A$1]);TODAY()+[.F94]/[.A$1];&quot;&quot;)" office:value-type="date" office:date-value="2324-05-10T02:40:00">
            <text:p>May 10, 2324</text:p>
          </table:table-cell>
          <table:table-cell table:formula="of:=IF([.A94]=&quot;&quot;;&quot;&quot;;[.$F94]+[.A$1]/3)" office:value-type="float" office:value="2000006000">
            <text:p>2,000,006,000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views 👁 on YouTube for "{title}"!</text:p>
          </table:table-cell>
          <table:table-cell table:number-columns-repeated="1013"/>
        </table:table-row>
        <table:table-row table:style-name="ro1" table:number-rows-repeated="1048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YouTube Subscriber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📺 <text:s/>🎉 <text:s/>We are at one thousand YouTube subscribers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2-25T15:32:47.432699">
            <text:p>Feb 25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📺 <text:s/>🎉 <text:s/>We have zoomed past one hundred thousand YouTube subscribers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3-29T11:27:54.326987">
            <text:p>Mar 29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📺 <text:s/>🎉 <text:s/>We are at one million YouTube subscribers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📺 <text:s/>🎉 <text:s/>We have zoomed past one million YouTube subscribers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04T22:55:48.653972">
            <text:p>May 4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0T10:23:42.980959">
            <text:p>Jun 10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16T21:51:37.307945">
            <text:p>Jul 16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2T09:19:31.634931">
            <text:p>Aug 22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09-27T20:47:25.961917">
            <text:p>Sep 27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3T08:15:20.288904">
            <text:p>Nov 3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09T19:43:14.61589">
            <text:p>Dec 9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15T07:11:08.942876">
            <text:p>Jan 15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20T18:39:03.269862">
            <text:p>Feb 20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20T13:18:06.539724">
            <text:p>Feb 20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20T07:57:09.809586">
            <text:p>Feb 20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20T02:36:13.079449">
            <text:p>Feb 20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18T21:15:16.349311">
            <text:p>Feb 18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18T15:54:19.619173">
            <text:p>Feb 18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18T10:33:22.889035">
            <text:p>Feb 18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18T05:12:26.158897">
            <text:p>Feb 18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16T23:51:29.428759">
            <text:p>Feb 16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05T19:34:44.044648">
            <text:p>Dec 5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11T07:02:38.371635">
            <text:p>Jan 11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1-29T12:46:35.535128">
            <text:p>Jan 29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05T19:52:10.400525">
            <text:p>Feb 5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09T11:24:57.833224">
            <text:p>Feb 9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3T02:57:45.265923">
            <text:p>Feb 13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16T18:30:32.698621">
            <text:p>Feb 16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<text:s/>🎉 <text:s/>We are at one hundred million YouTube subscribers for "{title}"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12T13:01:05.397242">
            <text:p>Feb 12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09T10:16:21.746553">
            <text:p>Feb 9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07T07:31:38.095863">
            <text:p>Feb 7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2-03T02:02:10.794485">
            <text:p>Feb 3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1-28T20:32:43.493106">
            <text:p>Jan 28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<text:s/>🎉 <text:s/>Half a billion views on YouTube for "{title}"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24T15:03:16.191727">
            <text:p>Jan 24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19T09:33:48.890348">
            <text:p>Jan 19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17T06:49:05.239659">
            <text:p>Jan 17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15T04:04:21.58897">
            <text:p>Jan 15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10T22:34:54.287591">
            <text:p>Jan 10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19T06:41:44.005252">
            <text:p>Sep 19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25T18:09:38.332238">
            <text:p>Oct 25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2-01T05:37:32.659225">
            <text:p>Dec 1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06T17:05:26.986211">
            <text:p>Jan 6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📺 <text:s/>🎉 <text:s/>One billion subscribers on YouTube for "{title}"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21T10:10:53.97242">
            <text:p>Nov 21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Two billion subscribers on YouTube for "{title}"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2/22/2020</text:date>, <text:time>02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Belue</meta:initial-creator>
    <meta:creation-date>2020-02-15T22:29:17.21</meta:creation-date>
    <dc:date>2020-02-22T02:09:28.09</dc:date>
    <dc:creator>Nathan Belue</dc:creator>
    <meta:editing-duration>P2DT8H29M7S</meta:editing-duration>
    <meta:editing-cycles>24</meta:editing-cycles>
    <meta:generator>OpenOffice/4.1.7$Win32 OpenOffice.org_project/417m1$Build-9800</meta:generator>
    <meta:document-statistic meta:table-count="5" meta:cell-count="4230" meta:object-count="0"/>
  </office:meta>
</office:document-meta>
</file>